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6cm" svg:stroke-color="#494936" draw:fill="none" draw:fill-color="#ffffff" fo:padding-top="-0.02cm" fo:padding-bottom="-0.02cm" fo:padding-left="-0.02cm" fo:padding-right="-0.02cm"/>
    </style:style>
    <style:style style:name="gr2" style:family="graphic" style:parent-style-name="standard">
      <style:graphic-properties svg:stroke-width="0.06cm" svg:stroke-color="#93936c" draw:fill="none" draw:fill-color="#ffffff" fo:padding-top="-0.02cm" fo:padding-bottom="-0.02cm" fo:padding-left="-0.02cm" fo:padding-right="-0.02cm"/>
    </style:style>
    <style:style style:name="gr3" style:family="graphic" style:parent-style-name="standard">
      <style:graphic-properties draw:stroke="none" svg:stroke-width="0.06cm" draw:fill-color="#b7b79d"/>
    </style:style>
    <style:style style:name="gr4" style:family="graphic" style:parent-style-name="standard">
      <style:graphic-properties svg:stroke-width="0.001cm" svg:stroke-color="#494936" draw:fill="none" draw:fill-color="#ffffff" fo:padding-top="-0.049cm" fo:padding-bottom="-0.049cm" fo:padding-left="-0.049cm" fo:padding-right="-0.049cm"/>
    </style:style>
    <style:style style:name="gr5" style:family="graphic" style:parent-style-name="standard">
      <style:graphic-properties svg:stroke-width="0.002cm" svg:stroke-color="#494936" draw:fill="none" draw:fill-color="#ffffff" fo:padding-top="-0.049cm" fo:padding-bottom="-0.049cm" fo:padding-left="-0.049cm" fo:padding-right="-0.049cm"/>
    </style:style>
    <style:style style:name="gr6" style:family="graphic" style:parent-style-name="standard">
      <style:graphic-properties draw:stroke="none" svg:stroke-width="0.002cm" draw:fill-color="#626248"/>
    </style:style>
    <style:style style:name="gr7" style:family="graphic" style:parent-style-name="standard">
      <style:graphic-properties svg:stroke-width="0.04cm" svg:stroke-color="#dbdbce" draw:fill="none" draw:fill-color="#ffffff" fo:padding-top="-0.03cm" fo:padding-bottom="-0.03cm" fo:padding-left="-0.03cm" fo:padding-right="-0.03cm"/>
    </style:style>
    <style:style style:name="gr8" style:family="graphic" style:parent-style-name="standard">
      <style:graphic-properties draw:stroke="none" svg:stroke-width="0.04cm" draw:fill-color="#93936c"/>
    </style:style>
    <style:style style:name="gr9" style:family="graphic" style:parent-style-name="standard">
      <style:graphic-properties svg:stroke-width="0.03cm" svg:stroke-color="#dbdbce" draw:fill="none" draw:fill-color="#ffffff" fo:padding-top="-0.035cm" fo:padding-bottom="-0.035cm" fo:padding-left="-0.035cm" fo:padding-right="-0.035cm"/>
    </style:style>
    <style:style style:name="gr10" style:family="graphic" style:parent-style-name="standard">
      <style:graphic-properties draw:stroke="none" svg:stroke-width="0.03cm" draw:fill-color="#dbdbce"/>
    </style:style>
    <style:style style:name="gr11" style:family="graphic" style:parent-style-name="standard">
      <style:graphic-properties svg:stroke-width="0.03cm" svg:stroke-color="#7a7a5a" draw:fill="none" draw:fill-color="#ffffff" fo:padding-top="-0.035cm" fo:padding-bottom="-0.035cm" fo:padding-left="-0.035cm" fo:padding-right="-0.035cm"/>
    </style:style>
    <style:style style:name="gr12" style:family="graphic" style:parent-style-name="standard">
      <style:graphic-properties svg:stroke-width="0.04cm" svg:stroke-color="#7a7a5a" draw:fill="none" draw:fill-color="#ffffff" fo:padding-top="-0.03cm" fo:padding-bottom="-0.03cm" fo:padding-left="-0.03cm" fo:padding-right="-0.03cm"/>
    </style:style>
    <style:style style:name="gr13" style:family="graphic" style:parent-style-name="standard">
      <style:graphic-properties draw:stroke="none" svg:stroke-width="0.04cm" draw:fill-color="#7a7a5a"/>
    </style:style>
    <style:style style:name="gr14" style:family="graphic" style:parent-style-name="standard">
      <style:graphic-properties svg:stroke-width="0.002cm" svg:stroke-color="#b7b79d" draw:fill="none" draw:fill-color="#ffffff" fo:padding-top="-0.049cm" fo:padding-bottom="-0.049cm" fo:padding-left="-0.049cm" fo:padding-right="-0.049cm"/>
    </style:style>
    <style:style style:name="gr15" style:family="graphic" style:parent-style-name="standard">
      <style:graphic-properties svg:stroke-width="0.001cm" svg:stroke-color="#b7b79d" draw:fill="none" draw:fill-color="#ffffff" fo:padding-top="-0.049cm" fo:padding-bottom="-0.049cm" fo:padding-left="-0.049cm" fo:padding-right="-0.049cm"/>
    </style:style>
  </office:automatic-styles>
  <office:body>
    <office:drawing>
      <draw:page draw:name="page1" draw:style-name="dp1" draw:master-page-name="Default">
        <draw:g>
          <draw:glue-point draw:id="4" svg:x="-3.09cm" svg:y="-5cm"/>
          <draw:glue-point draw:id="5" svg:x="4.3cm" svg:y="-5cm"/>
          <draw:glue-point draw:id="6" svg:x="0.604cm" svg:y="-5cm"/>
          <draw:glue-point draw:id="7" svg:x="-1.458cm" svg:y="-5cm"/>
          <draw:glue-point draw:id="8" svg:x="1.421cm" svg:y="-5cm"/>
          <draw:glue-point draw:id="9" svg:x="-4.842cm" svg:y="5cm"/>
          <draw:glue-point draw:id="10" svg:x="2.582cm" svg:y="5cm"/>
          <draw:glue-point draw:id="11" svg:x="-1.13cm" svg:y="5cm"/>
          <draw:glue-point draw:id="12" svg:x="5cm" svg:y="-4.638cm"/>
          <draw:glue-point draw:id="13" svg:x="0.376cm" svg:y="-1.626cm"/>
          <draw:line draw:style-name="gr1" draw:layer="layout" svg:x1="4.003cm" svg:y1="0.087cm" svg:x2="3.693cm" svg:y2="1.671cm">
            <text:p/>
          </draw:line>
          <draw:line draw:style-name="gr2" draw:layer="layout" svg:x1="3.984cm" svg:y1="0.072cm" svg:x2="3.673cm" svg:y2="1.657cm">
            <text:p/>
          </draw:line>
          <draw:polygon draw:style-name="gr3" draw:layer="layout" svg:width="3.708cm" svg:height="1.903cm" svg:x="0cm" svg:y="0cm" svg:viewBox="0 0 3709 1904" draw:points="0,1904 2944,1904 3709,0 764,0">
            <text:p/>
          </draw:polygon>
          <draw:line draw:style-name="gr4" draw:layer="layout" svg:x1="0.01cm" svg:y1="1.913cm" svg:x2="2.954cm" svg:y2="1.913cm">
            <text:p/>
          </draw:line>
          <draw:line draw:style-name="gr5" draw:layer="layout" svg:x1="2.953cm" svg:y1="1.914cm" svg:x2="3.718cm" svg:y2="0.01cm">
            <text:p/>
          </draw:line>
          <draw:line draw:style-name="gr4" draw:layer="layout" svg:x1="3.718cm" svg:y1="0.01cm" svg:x2="0.774cm" svg:y2="0.01cm">
            <text:p/>
          </draw:line>
          <draw:line draw:style-name="gr5" draw:layer="layout" svg:x1="0.775cm" svg:y1="0.01cm" svg:x2="0.01cm" svg:y2="1.914cm">
            <text:p/>
          </draw:line>
          <draw:polygon draw:style-name="gr6" draw:layer="layout" svg:width="0.847cm" svg:height="1.99cm" svg:x="2.943cm" svg:y="0cm" svg:viewBox="0 0 848 1991" draw:points="770,0 848,82 82,1991 0,1904">
            <text:p/>
          </draw:polygon>
          <draw:line draw:style-name="gr5" draw:layer="layout" svg:x1="3.722cm" svg:y1="0.01cm" svg:x2="3.8cm" svg:y2="0.093cm">
            <text:p/>
          </draw:line>
          <draw:line draw:style-name="gr5" draw:layer="layout" svg:x1="3.801cm" svg:y1="0.092cm" svg:x2="3.035cm" svg:y2="2.001cm">
            <text:p/>
          </draw:line>
          <draw:line draw:style-name="gr5" draw:layer="layout" svg:x1="3.036cm" svg:y1="2.001cm" svg:x2="2.953cm" svg:y2="1.913cm">
            <text:p/>
          </draw:line>
          <draw:line draw:style-name="gr5" draw:layer="layout" svg:x1="2.953cm" svg:y1="1.914cm" svg:x2="3.723cm" svg:y2="0.01cm">
            <text:p/>
          </draw:line>
          <draw:line draw:style-name="gr7" draw:layer="layout" svg:x1="0.653cm" svg:y1="1.904cm" svg:x2="1.418cm" svg:y2="0.005cm">
            <text:p/>
          </draw:line>
          <draw:polygon draw:style-name="gr8" draw:layer="layout" svg:width="3.025cm" svg:height="0.087cm" svg:x="0cm" svg:y="1.903cm" svg:viewBox="0 0 3026 88" draw:points="0,0 63,88 3026,88 2943,0">
            <text:p/>
          </draw:polygon>
          <draw:line draw:style-name="gr5" draw:layer="layout" svg:x1="0.01cm" svg:y1="1.913cm" svg:x2="0.074cm" svg:y2="2.001cm">
            <text:p/>
          </draw:line>
          <draw:line draw:style-name="gr4" draw:layer="layout" svg:x1="0.073cm" svg:y1="2cm" svg:x2="3.036cm" svg:y2="2cm">
            <text:p/>
          </draw:line>
          <draw:line draw:style-name="gr5" draw:layer="layout" svg:x1="3.036cm" svg:y1="2.001cm" svg:x2="2.953cm" svg:y2="1.913cm">
            <text:p/>
          </draw:line>
          <draw:line draw:style-name="gr4" draw:layer="layout" svg:x1="2.954cm" svg:y1="1.913cm" svg:x2="0.01cm" svg:y2="1.913cm">
            <text:p/>
          </draw:line>
          <draw:polygon draw:style-name="gr4" draw:layer="layout" svg:width="3.708cm" svg:height="1.903cm" svg:x="0.01cm" svg:y="0.01cm" svg:viewBox="0 0 3709 1904" draw:points="0,1904 2944,1904 3709,0 764,0">
            <text:p/>
          </draw:polygon>
          <draw:line draw:style-name="gr9" draw:layer="layout" svg:x1="1.612cm" svg:y1="0.179cm" svg:x2="2.175cm" svg:y2="0.179cm">
            <text:p/>
          </draw:line>
          <draw:line draw:style-name="gr9" draw:layer="layout" svg:x1="2.773cm" svg:y1="0.179cm" svg:x2="3.335cm" svg:y2="0.179cm">
            <text:p/>
          </draw:line>
          <draw:polygon draw:style-name="gr10" draw:layer="layout" svg:width="2.342cm" svg:height="1.39cm" svg:x="0.978cm" svg:y="0.281cm" svg:viewBox="0 0 2343 1391" draw:points="0,1391 1781,1391 2343,0 561,0">
            <text:p/>
          </draw:polygon>
          <draw:line draw:style-name="gr11" draw:layer="layout" svg:x1="0.997cm" svg:y1="1.69cm" svg:x2="2.779cm" svg:y2="1.69cm">
            <text:p/>
          </draw:line>
          <draw:line draw:style-name="gr12" draw:layer="layout" svg:x1="2.778cm" svg:y1="1.691cm" svg:x2="3.341cm" svg:y2="0.3cm">
            <text:p/>
          </draw:line>
          <draw:line draw:style-name="gr11" draw:layer="layout" svg:x1="3.341cm" svg:y1="0.3cm" svg:x2="1.559cm" svg:y2="0.3cm">
            <text:p/>
          </draw:line>
          <draw:line draw:style-name="gr12" draw:layer="layout" svg:x1="1.56cm" svg:y1="0.3cm" svg:x2="0.997cm" svg:y2="1.691cm">
            <text:p/>
          </draw:line>
          <draw:polygon draw:style-name="gr13" draw:layer="layout" svg:width="0.764cm" svg:height="1.492cm" svg:x="0.295cm" svg:y="0.15cm" svg:viewBox="0 0 765 1493" draw:points="619,0 668,19 687,34 707,48 721,67 736,97 745,121 755,150 760,184 765,213 765,276 760,344 750,407 741,470 721,528 702,591 683,654 658,722 629,785 600,848 571,915 537,974 498,1042 455,1105 411,1173 362,1231 314,1289 256,1347 198,1396 130,1439 96,1459 67,1473 43,1483 28,1488 0,1493 154,1119 309,747 465,373">
            <text:p/>
          </draw:polygon>
          <draw:line draw:style-name="gr14" draw:layer="layout" svg:x1="0.924cm" svg:y1="0.16cm" svg:x2="0.974cm" svg:y2="0.18cm">
            <text:p/>
          </draw:line>
          <draw:line draw:style-name="gr14" draw:layer="layout" svg:x1="0.973cm" svg:y1="0.179cm" svg:x2="0.993cm" svg:y2="0.195cm">
            <text:p/>
          </draw:line>
          <draw:line draw:style-name="gr14" draw:layer="layout" svg:x1="0.992cm" svg:y1="0.194cm" svg:x2="1.012cm" svg:y2="0.209cm">
            <text:p/>
          </draw:line>
          <draw:line draw:style-name="gr14" draw:layer="layout" svg:x1="1.011cm" svg:y1="0.208cm" svg:x2="1.027cm" svg:y2="0.229cm">
            <text:p/>
          </draw:line>
          <draw:line draw:style-name="gr14" draw:layer="layout" svg:x1="1.026cm" svg:y1="0.228cm" svg:x2="1.041cm" svg:y2="0.258cm">
            <text:p/>
          </draw:line>
          <draw:line draw:style-name="gr14" draw:layer="layout" svg:x1="1.04cm" svg:y1="0.257cm" svg:x2="1.051cm" svg:y2="0.282cm">
            <text:p/>
          </draw:line>
          <draw:line draw:style-name="gr14" draw:layer="layout" svg:x1="1.05cm" svg:y1="0.281cm" svg:x2="1.06cm" svg:y2="0.312cm">
            <text:p/>
          </draw:line>
          <draw:line draw:style-name="gr15" draw:layer="layout" svg:x1="1.06cm" svg:y1="0.31cm" svg:x2="1.066cm" svg:y2="0.345cm">
            <text:p/>
          </draw:line>
          <draw:line draw:style-name="gr15" draw:layer="layout" svg:x1="1.065cm" svg:y1="0.344cm" svg:x2="1.071cm" svg:y2="0.374cm">
            <text:p/>
          </draw:line>
          <draw:line draw:style-name="gr15" draw:layer="layout" svg:x1="1.069cm" svg:y1="0.373cm" svg:x2="1.069cm" svg:y2="0.437cm">
            <text:p/>
          </draw:line>
          <draw:line draw:style-name="gr15" draw:layer="layout" svg:x1="1.071cm" svg:y1="0.436cm" svg:x2="1.065cm" svg:y2="0.504cm">
            <text:p/>
          </draw:line>
          <draw:line draw:style-name="gr15" draw:layer="layout" svg:x1="1.066cm" svg:y1="0.503cm" svg:x2="1.055cm" svg:y2="0.567cm">
            <text:p/>
          </draw:line>
          <draw:line draw:style-name="gr15" draw:layer="layout" svg:x1="1.056cm" svg:y1="0.567cm" svg:x2="1.045cm" svg:y2="0.631cm">
            <text:p/>
          </draw:line>
          <draw:line draw:style-name="gr14" draw:layer="layout" svg:x1="1.046cm" svg:y1="0.63cm" svg:x2="1.026cm" svg:y2="0.689cm">
            <text:p/>
          </draw:line>
          <draw:line draw:style-name="gr15" draw:layer="layout" svg:x1="1.027cm" svg:y1="0.687cm" svg:x2="1.006cm" svg:y2="0.751cm">
            <text:p/>
          </draw:line>
          <draw:line draw:style-name="gr15" draw:layer="layout" svg:x1="1.007cm" svg:y1="0.751cm" svg:x2="0.987cm" svg:y2="0.815cm">
            <text:p/>
          </draw:line>
          <draw:line draw:style-name="gr14" draw:layer="layout" svg:x1="0.988cm" svg:y1="0.814cm" svg:x2="0.963cm" svg:y2="0.882cm">
            <text:p/>
          </draw:line>
          <draw:line draw:style-name="gr14" draw:layer="layout" svg:x1="0.965cm" svg:y1="0.881cm" svg:x2="0.934cm" svg:y2="0.945cm">
            <text:p/>
          </draw:line>
          <draw:line draw:style-name="gr14" draw:layer="layout" svg:x1="0.935cm" svg:y1="0.944cm" svg:x2="0.905cm" svg:y2="1.008cm">
            <text:p/>
          </draw:line>
          <draw:line draw:style-name="gr14" draw:layer="layout" svg:x1="0.905cm" svg:y1="1.007cm" svg:x2="0.875cm" svg:y2="1.076cm">
            <text:p/>
          </draw:line>
          <draw:line draw:style-name="gr14" draw:layer="layout" svg:x1="0.877cm" svg:y1="1.075cm" svg:x2="0.842cm" svg:y2="1.134cm">
            <text:p/>
          </draw:line>
          <draw:line draw:style-name="gr14" draw:layer="layout" svg:x1="0.843cm" svg:y1="1.133cm" svg:x2="0.803cm" svg:y2="1.202cm">
            <text:p/>
          </draw:line>
          <draw:line draw:style-name="gr14" draw:layer="layout" svg:x1="0.805cm" svg:y1="1.201cm" svg:x2="0.76cm" svg:y2="1.265cm">
            <text:p/>
          </draw:line>
          <draw:line draw:style-name="gr14" draw:layer="layout" svg:x1="0.761cm" svg:y1="1.264cm" svg:x2="0.716cm" svg:y2="1.333cm">
            <text:p/>
          </draw:line>
          <draw:line draw:style-name="gr14" draw:layer="layout" svg:x1="0.716cm" svg:y1="1.332cm" svg:x2="0.667cm" svg:y2="1.391cm">
            <text:p/>
          </draw:line>
          <draw:line draw:style-name="gr14" draw:layer="layout" svg:x1="0.669cm" svg:y1="1.39cm" svg:x2="0.619cm" svg:y2="1.449cm">
            <text:p/>
          </draw:line>
          <draw:line draw:style-name="gr14" draw:layer="layout" svg:x1="0.62cm" svg:y1="1.448cm" svg:x2="0.561cm" svg:y2="1.507cm">
            <text:p/>
          </draw:line>
          <draw:line draw:style-name="gr14" draw:layer="layout" svg:x1="0.562cm" svg:y1="1.506cm" svg:x2="0.503cm" svg:y2="1.556cm">
            <text:p/>
          </draw:line>
          <draw:line draw:style-name="gr14" draw:layer="layout" svg:x1="0.504cm" svg:y1="1.555cm" svg:x2="0.436cm" svg:y2="1.599cm">
            <text:p/>
          </draw:line>
          <draw:line draw:style-name="gr14" draw:layer="layout" svg:x1="0.437cm" svg:y1="1.598cm" svg:x2="0.401cm" svg:y2="1.618cm">
            <text:p/>
          </draw:line>
          <draw:line draw:style-name="gr14" draw:layer="layout" svg:x1="0.402cm" svg:y1="1.617cm" svg:x2="0.372cm" svg:y2="1.633cm">
            <text:p/>
          </draw:line>
          <draw:line draw:style-name="gr14" draw:layer="layout" svg:x1="0.373cm" svg:y1="1.632cm" svg:x2="0.348cm" svg:y2="1.642cm">
            <text:p/>
          </draw:line>
          <draw:line draw:style-name="gr14" draw:layer="layout" svg:x1="0.349cm" svg:y1="1.641cm" svg:x2="0.334cm" svg:y2="1.647cm">
            <text:p/>
          </draw:line>
          <draw:line draw:style-name="gr15" draw:layer="layout" svg:x1="0.335cm" svg:y1="1.646cm" svg:x2="0.305cm" svg:y2="1.652cm">
            <text:p/>
          </draw:line>
          <draw:line draw:style-name="gr14" draw:layer="layout" svg:x1="0.305cm" svg:y1="1.652cm" svg:x2="0.46cm" svg:y2="1.278cm">
            <text:p/>
          </draw:line>
          <draw:line draw:style-name="gr14" draw:layer="layout" svg:x1="0.459cm" svg:y1="1.279cm" svg:x2="0.615cm" svg:y2="0.905cm">
            <text:p/>
          </draw:line>
          <draw:line draw:style-name="gr14" draw:layer="layout" svg:x1="0.614cm" svg:y1="0.906cm" svg:x2="0.769cm" svg:y2="0.532cm">
            <text:p/>
          </draw:line>
          <draw:line draw:style-name="gr14" draw:layer="layout" svg:x1="0.769cm" svg:y1="0.533cm" svg:x2="0.925cm" svg:y2="0.1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ablet</dc:title>
    <meta:creation-date>2011-02-07T16:39:26</meta:creation-date>
    <meta:editing-duration>P0D</meta:editing-duration>
    <meta:editing-cycles>1</meta:editing-cycles>
    <meta:document-statistic meta:object-count="66"/>
    <meta:generator>OpenOffice.org/3.3$Linux OpenOffice.org_project/330m20$Build-9567</meta:generator>
  </office:meta>
</office:document-meta>
</file>